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3.217cm" fo:break-before="auto" style:use-optimal-row-height="true"/>
    </style:style>
    <style:style style:name="ro7" style:family="table-row">
      <style:table-row-properties style:row-height="2.427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5T08:54:26.67">
            <text:p>122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미케만. (2) 고쳬까지 주었던 후 서 쪽으로. &lt;2&gt; `소 구획`의 한 구 획. 낙엽이 쌓여있는 곳. 크로가 나왔다. <text:s/>(3) 내가 공원에 도착한 때는 늦었다. 8시를 지났었덜까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wudziesty czwarty grudni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od kilku dni, zacząłem dmuchać shakuhach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6T08:22:10.83">
            <text:p>122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정위치 옹벽에 도착한 때 미케만. (2) 계단 쪽으로 보면, 한 그림자. 크로가 온 데 이었다. (3) 옹벽에의 돌아가기. &lt;2&gt; 미케를 먼저 잡고. &lt;3&gt; 그러자, 이전에도 그렇지만, 크로는 내가 잡고 하려면, 도망쳐 버린다. 스스로 보도 쪽으로 나가서 옹벽에 올라온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dwudziesty piąty grudni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źwięk `dai-kan`-u. Na dziurze trzecim i czwartym. &lt;2&gt; Mogłem robić długie dmuchanie. To jest pierwszym razem. /</text:p>
            <text:p>shaku : (1) ćwiczenie wydmuchania na każdym dziurze. (2) Swobodna gra. Nagrałem to na telefonie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7T11:31:06.4">
            <text:p>122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와 미케, 거의 동시에 나왔다. 평평자리 근처. (2) 돌아갈 때 다시, 크로는 스스로 돌아갔다. &lt;2&gt; 보도 쪽에서 옹벽 위로 올랐던 때, 먼저 울타리 속으로 들어갔다. &lt;3&gt; 잠시 후 돌출 뒤에서 나왔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wudziesty siódmy grudni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`dai-kan`-u. (2) Wygląda, że warga górna też wpływa[influence na dźwięk. &lt;2&gt; szczególnie, jak dla `dai-kan`-u, gdy zaciągniesz[pull górną wargę ponad dziurze, `dai-kan` wychodzi łatwiej[easier, tzn., z mniejszym napięciem[tension mięśn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9T10:53:45.65">
            <text:p>12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, 서 쪽의 `소 구획` 서. (2) 마사지 후. 전 회의 후 생각했던 것에 따라. &lt;2&gt; 크로를 먼저 잡고, 가슴에 안아, 옹벽으로 돌아갔다. &lt;3&gt; 내가 크로를 올렸던 동안, 미케는 내 발밑에서 멈춰있었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dwudziesty ósmy grudni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. Zacząłem wydmuchania na dziurach drugim i piątym. &lt;2&gt; Jak dla dziury piątego, miałem kilka okazji wydmuchania. (2) Podczas wydmuchania, miałem na myśli to, że używam mniej siły mięśni do kształtwania ust i okolic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2-29T11:11:14.17">
            <text:p>1229 <text:s/>1111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2-29T11:11:14.17">
            <text:p>1229 <text:s/>1111</text:p>
          </table:table-cell>
          <table:table-cell table:style-name="ce7" table:formula="of:=NOW()" office:value-type="date" office:date-value="2021-12-29T11:11:17.2">
            <text:p>1229 <text:s/>1111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2-29T11:11:17.2">
            <text:p>1229 <text:s/>1111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5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9">2021/12/29</text:date>, <text:time>11:11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2-29T11:11:16.99</dc:date>
    <dc:creator>iwabuchi ken</dc:creator>
    <meta:editing-duration>P10DT19H18M9S</meta:editing-duration>
    <meta:editing-cycles>1571</meta:editing-cycles>
    <meta:generator>OpenOffice/4.1.3$Win32 OpenOffice.org_project/413m1$Build-9783</meta:generator>
    <meta:document-statistic meta:table-count="1" meta:cell-count="162" meta:object-count="0"/>
  </office:meta>
</office:document-meta>
</file>